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DE0000031F93B53EBF9B6DF8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6835in" draw:z-index="0"><draw:image xlink:href="Pictures/10000000000005DE0000031F93B53EBF9B6DF8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8:20:31.245268748</meta:creation-date>
    <dc:date>2018-04-22T18:22:05.006337467</dc:date>
    <meta:editing-duration>PT1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